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start" style:justify-single-word="false"/>
      <style:text-properties officeooo:rsid="00083c0d" officeooo:paragraph-rsid="000e96f1"/>
    </style:style>
    <style:style style:name="P3" style:family="paragraph" style:parent-style-name="Standard">
      <style:text-properties officeooo:rsid="0009c849" officeooo:paragraph-rsid="00083c0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6f305" officeooo:paragraph-rsid="0016f3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25bc7a" officeooo:paragraph-rsid="0025bc7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19c4e3" officeooo:paragraph-rsid="0019c4e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ef17b" officeooo:paragraph-rsid="002ef17b" style:font-weight-asian="bold" style:font-weight-complex="bold"/>
    </style:style>
    <style:style style:name="P15" style:family="paragraph" style:parent-style-name="Standard">
      <style:text-properties officeooo:paragraph-rsid="000e9780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paragraph-rsid="00083c0d"/>
    </style:style>
    <style:style style:name="P19" style:family="paragraph" style:parent-style-name="Standard">
      <style:text-properties style:text-underline-style="solid" style:text-underline-width="auto" style:text-underline-color="font-color" officeooo:rsid="000bb754" officeooo:paragraph-rsid="000bb754"/>
    </style:style>
    <style:style style:name="P20" style:family="paragraph" style:parent-style-name="Standard">
      <style:text-properties fo:color="#c9211e" style:text-line-through-style="solid" style:text-line-through-type="single" style:text-underline-style="none" fo:font-weight="bold" officeooo:rsid="0009c849" officeooo:paragraph-rsid="00083c0d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25bc7a" officeooo:paragraph-rsid="0025bc7a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2f9770" officeooo:paragraph-rsid="002f9770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underline-style="none" fo:font-weight="normal" officeooo:rsid="0016f305" officeooo:paragraph-rsid="0016f305" style:font-weight-asian="normal" style:font-weight-complex="normal"/>
    </style:style>
    <style:style style:name="P26" style:family="paragraph" style:parent-style-name="Standard">
      <style:text-properties fo:color="#c9211e" style:text-line-through-style="none" style:text-line-through-type="none" style:text-underline-style="none" fo:font-weight="bold" officeooo:rsid="001474ab" officeooo:paragraph-rsid="00083c0d" style:font-weight-asian="bold" style:font-weight-complex="bold"/>
    </style:style>
    <style:style style:name="T1" style:family="text">
      <style:text-properties officeooo:rsid="00083c0d"/>
    </style:style>
    <style:style style:name="T2" style:family="text">
      <style:text-properties officeooo:rsid="0009c849"/>
    </style:style>
    <style:style style:name="T3" style:family="text">
      <style:text-properties officeooo:rsid="000bb7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74ab" style:font-weight-asian="bold" style:font-weight-complex="bold"/>
    </style:style>
    <style:style style:name="T6" style:family="text">
      <style:text-properties fo:font-weight="bold" officeooo:rsid="0025e156" style:font-weight-asian="bold" style:font-weight-complex="bold"/>
    </style:style>
    <style:style style:name="T7" style:family="text">
      <style:text-properties fo:color="#c9211e" fo:font-weight="bold" officeooo:rsid="001474ab" style:font-weight-asian="bold" style:font-weight-complex="bold"/>
    </style:style>
    <style:style style:name="T8" style:family="text">
      <style:text-properties fo:color="#c9211e" fo:font-weight="bold" officeooo:rsid="00294496" style:font-weight-asian="bold" style:font-weight-complex="bold"/>
    </style:style>
    <style:style style:name="T9" style:family="text">
      <style:text-properties officeooo:rsid="00151702"/>
    </style:style>
    <style:style style:name="T10" style:family="text">
      <style:text-properties officeooo:rsid="0019c4e3"/>
    </style:style>
    <style:style style:name="T11" style:family="text">
      <style:text-properties officeooo:rsid="00243fcc"/>
    </style:style>
    <style:style style:name="T12" style:family="text">
      <style:text-properties officeooo:rsid="0025bc7a"/>
    </style:style>
    <style:style style:name="T13" style:family="text">
      <style:text-properties officeooo:rsid="0025e156"/>
    </style:style>
    <style:style style:name="T14" style:family="text">
      <style:text-properties officeooo:rsid="002abbaf"/>
    </style:style>
    <style:style style:name="T15" style:family="text">
      <style:text-properties officeooo:rsid="002da5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I Powered Job Platform</text:p>
      <text:p text:style-name="P16"/>
      <text:p text:style-name="P16"/>
      <text:p text:style-name="P17">Let jobs find you!</text:p>
      <text:p text:style-name="P17"/>
      <text:p text:style-name="P4"/>
      <text:p text:style-name="P5">Features:</text:p>
      <text:p text:style-name="P5"/>
      <text:p text:style-name="P10">main: AI-<text:span text:style-name="T9">powered </text:span><text:s/>job search <text:span text:style-name="T9">engine, </text:span><text:span text:style-name="T11">cover letter generator, resume evaluator, and mock interviewer</text:span></text:p>
      <text:p text:style-name="P11"/>
      <text:p text:style-name="P6">Tools:</text:p>
      <text:p text:style-name="P6"/>
      <text:p text:style-name="P11"><text:span text:style-name="T11">mainly </text:span>LangChain <text:span text:style-name="T11">and its plugins and feature</text:span></text:p>
      <text:p text:style-name="P11"/>
      <text:p text:style-name="P11"/>
      <text:p text:style-name="P11"/>
      <text:p text:style-name="P13">Platform “Career Chat”:</text:p>
      <text:p text:style-name="P13"/>
      <text:p text:style-name="P13">All the features, cover letter writer, resume advisor, job search, will be part of the chat-bot.</text:p>
      <text:p text:style-name="P13">For example, the user may ask the bot to generate a cover letter, the cover letter generator should work in the background and the bot would hand it to the user.</text:p>
      <text:p text:style-name="P13">If the user asks to find a job, the job search engine should run in the background and look for a job. </text:p>
      <text:p text:style-name="P14">There will also be a mock interview UI just to help user adapt to the interview environment. </text:p>
      <text:p text:style-name="P11"/>
      <text:p text:style-name="P7">Cover Letter Generator</text:p>
      <text:p text:style-name="P7"/>
      <text:list xml:id="list3122939739" text:style-name="L1">
        <text:list-item>
          <text:p text:style-name="P21">What it is: User uploads his/her resume <text:span text:style-name="T12">and the cover letter generator will output a personalized cover letter. </text:span></text:p>
        </text:list-item>
      </text:list>
      <text:p text:style-name="P11"/>
      <text:p text:style-name="P7">Resume <text:span text:style-name="T10">Advisor</text:span></text:p>
      <text:p text:style-name="P7"/>
      <text:list xml:id="list383493922" text:style-name="L2">
        <text:list-item>
          <text:p text:style-name="P22">What it is: <text:span text:style-name="T12">Evaluates the user resume for each field and outputs suggested rewrites</text:span></text:p>
        </text:list-item>
      </text:list>
      <text:p text:style-name="P12"/>
      <text:p text:style-name="P9">Mock interviewer:</text:p>
      <text:p text:style-name="P9"/>
      <text:list xml:id="list526494376" text:style-name="L3">
        <text:list-item>
          <text:p text:style-name="P23">What it is: Agent helps user with mock interview questions which includes both hard skill and soft skill questions</text:p>
        </text:list-item>
        <text:list-item>
          <text:p text:style-name="P24">There will be an interviewer and a grader. The grader is there to provide feedback at the end of the interview. </text:p>
        </text:list-item>
      </text:list>
      <text:p text:style-name="P12"/>
      <text:p text:style-name="P8">Job Search Engine</text:p>
      <text:p text:style-name="P8"/>
      <text:list xml:id="list3345577597" text:style-name="L4">
        <text:list-item>
          <text:p text:style-name="P25">What it is: a search engine powered by AI for matching people with job they want <text:span text:style-name="T14">and automates the job application process</text:span></text:p>
        </text:list-item>
      </text:list>
      <text:p text:style-name="P2"/>
      <text:p text:style-name="P1"><text:soft-page-break/></text:p>
      <text:p text:style-name="P19">Design</text:p>
      <text:p text:style-name="P26"/>
      <text:p text:style-name="P20"/>
      <text:p text:style-name="P18"><text:span text:style-name="T5">Vector Store (</text:span><text:span text:style-name="T6">Redis + Faiss for now</text:span><text:span text:style-name="T5">) </text:span><text:span text:style-name="T1">: </text:span><text:span text:style-name="T13">different knowledge bases that are converted to tools and used by <text:s/>different agents</text:span></text:p>
      <text:p text:style-name="P18"/>
      <text:p text:style-name="P18"/>
      <text:p text:style-name="P1"><text:span text:style-name="T4">ElasticSearch</text:span><text:span text:style-name="T7"> </text:span><text:span text:style-name="T8">+ BabyAGI or AutoGPT</text:span>: stores all job info <text:span text:style-name="T2">(constant update and retrieval of current job listings</text:span><text:span text:style-name="T3">) </text:span><text:span text:style-name="T15">and automatically upon user approval applies for the selected open positions</text:span></text:p>
      <text:p text:style-name="P1"/>
      <text:p text:style-name="P15"/>
      <text:p text:style-name="P15"/>
      <text:p text:style-name="P15"/>
      <text:p text:style-name="P1"/>
      <text:p text:style-name="P1"/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08-30T11:44:43.563037934</dc:date>
    <meta:editing-duration>PT11H53M4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278" meta:character-count="1609" meta:non-whitespace-character-count="1353"/>
  </office:meta>
</office:document-meta>
</file>